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 style:master-page-name="MP0" style:family="paragraph">
      <style:paragraph-properties fo:break-before="page" fo:text-align="justify" fo:margin-top="0.1152in" fo:margin-bottom="0.1152in" fo:line-height="150%" fo:background-color="#FFFFFF"/>
      <style:text-properties fo:font-weight="bold" style:font-weight-asian="bold" style:font-weight-complex="bold"/>
    </style:style>
    <style:style style:name="P2" style:parent-style-name="p" style:family="paragraph">
      <style:paragraph-properties fo:text-align="justify" fo:margin-top="0.1152in" fo:margin-bottom="0.1152in" fo:line-height="150%" fo:background-color="#FFFFFF"/>
    </style:style>
    <style:style style:name="T3" style:parent-style-name="DefaultParagraphFont" style:family="text">
      <style:text-properties fo:background-color="#FFFFFF"/>
    </style:style>
    <style:style style:name="T4" style:parent-style-name="DefaultParagraphFont" style:family="text">
      <style:text-properties fo:background-color="#FFFFFF"/>
    </style:style>
    <style:style style:name="P5" style:parent-style-name="NormalWeb" style:family="paragraph">
      <style:paragraph-properties fo:text-align="justify" fo:margin-top="0.1152in" fo:margin-bottom="0.1152in" fo:line-height="150%" fo:background-color="#FFFFFF"/>
    </style:style>
    <style:style style:name="P6" style:parent-style-name="NormalWeb" style:family="paragraph">
      <style:paragraph-properties fo:text-align="justify" fo:margin-top="0.1152in" fo:margin-bottom="0.1152in" fo:line-height="150%" fo:background-color="#FFFFFF"/>
      <style:text-properties fo:font-weight="bold" style:font-weight-asian="bold" style:font-weight-complex="bold"/>
    </style:style>
    <style:style style:name="P7" style:parent-style-name="Default" style:family="paragraph">
      <style:paragraph-properties fo:text-align="justify" fo:line-height="150%"/>
    </style:style>
    <style:style style:name="T8" style:parent-style-name="DefaultParagraphFont" style:family="text">
      <style:text-properties style:font-name="Times New Roman" style:font-name-complex="Times New Roman" fo:font-style="italic" style:font-style-asian="italic" style:font-style-complex="italic" style:use-window-font-color="true"/>
    </style:style>
    <style:style style:name="T9" style:parent-style-name="DefaultParagraphFont" style:family="text">
      <style:text-properties style:font-name="Times New Roman" style:font-name-complex="Times New Roman" style:use-window-font-color="true"/>
    </style:style>
    <style:style style:name="T10" style:parent-style-name="DefaultParagraphFont" style:family="text">
      <style:text-properties style:font-name="Times New Roman" style:font-name-complex="Times New Roman" style:use-window-font-color="true"/>
    </style:style>
    <style:style style:name="T11" style:parent-style-name="DefaultParagraphFont" style:family="text">
      <style:text-properties style:font-name="Times New Roman" style:font-name-complex="Times New Roman" style:use-window-font-color="true"/>
    </style:style>
    <style:style style:name="T12" style:parent-style-name="DefaultParagraphFont" style:family="text">
      <style:text-properties style:font-name="Times New Roman" style:font-name-complex="Times New Roman" style:use-window-font-color="true"/>
    </style:style>
    <style:style style:name="T13" style:parent-style-name="DefaultParagraphFont" style:family="text">
      <style:text-properties style:font-name="Times New Roman" style:font-name-complex="Times New Roman" style:use-window-font-color="true"/>
    </style:style>
    <style:style style:name="P14" style:parent-style-name="Default" style:family="paragraph">
      <style:paragraph-properties fo:text-align="justify" fo:line-height="150%" fo:text-indent="0.5in"/>
      <style:text-properties style:font-name="Times New Roman" style:font-name-complex="Times New Roman" style:use-window-font-color="true"/>
    </style:style>
    <style:style style:name="P15" style:parent-style-name="Normal" style:family="paragraph">
      <style:paragraph-properties fo:text-align="justify" fo:line-height="150%"/>
      <style:text-properties style:font-name="Times New Roman" fo:font-size="12pt" style:font-size-asian="12pt" style:font-size-complex="12pt"/>
    </style:style>
    <style:style style:name="P16" style:parent-style-name="Normal" style:family="paragraph">
      <style:paragraph-properties fo:text-align="justify" fo:line-height="150%"/>
      <style:text-properties style:font-name="Times New Roman" fo:font-size="12pt" style:font-size-asian="12pt" style:font-size-complex="12pt"/>
    </style:style>
    <style:style style:name="P17"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8"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9" style:parent-style-name="Normal" style:family="paragraph">
      <style:paragraph-properties fo:text-align="justify" fo:line-height="150%"/>
    </style:style>
    <style:style style:name="T20" style:parent-style-name="DefaultParagraphFont"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style:style>
    <style:style style:name="T22" style:parent-style-name="DefaultParagraphFont" style:family="text">
      <style:text-properties style:font-name="Times New Roman" fo:font-style="italic" style:font-style-asian="italic" style:font-style-complex="italic" fo:font-size="12pt" style:font-size-asian="12pt" style:font-size-complex="12pt"/>
    </style:style>
    <style:style style:name="T23" style:parent-style-name="DefaultParagraphFont" style:family="text">
      <style:text-properties style:font-name="Times New Roman" fo:font-size="12pt" style:font-size-asian="12pt" style:font-size-complex="12pt"/>
    </style:style>
    <style:style style:name="T24" style:parent-style-name="DefaultParagraphFont" style:family="text">
      <style:text-properties style:font-name="Times New Roman" fo:font-style="italic" style:font-style-asian="italic" style:font-style-complex="italic" fo:font-size="12pt" style:font-size-asian="12pt" style:font-size-complex="12pt"/>
    </style:style>
    <style:style style:name="T25" style:parent-style-name="DefaultParagraphFont" style:family="text">
      <style:text-properties style:font-name="Times New Roman" fo:font-size="12pt" style:font-size-asian="12pt" style:font-size-complex="12pt"/>
    </style:style>
    <style:style style:name="P26"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27" style:parent-style-name="Normal" style:family="paragraph">
      <style:paragraph-properties fo:text-align="justify" fo:line-height="150%"/>
      <style:text-properties style:font-name="Times New Roman" fo:font-size="12pt" style:font-size-asian="12pt" style:font-size-complex="12pt"/>
    </style:style>
    <style:style style:name="P28" style:parent-style-name="ListParagraph" style:family="paragraph">
      <style:paragraph-properties fo:text-align="justify" fo:line-height="150%"/>
      <style:text-properties style:font-name="Times New Roman" fo:font-size="12pt" style:font-size-asian="12pt" style:font-size-complex="12pt"/>
    </style:style>
    <style:style style:name="P29" style:parent-style-name="ListParagraph" style:family="paragraph">
      <style:paragraph-properties fo:text-align="justify" fo:line-height="150%"/>
      <style:text-properties style:font-name="Times New Roman" fo:font-size="12pt" style:font-size-asian="12pt" style:font-size-complex="12pt"/>
    </style:style>
    <style:style style:name="P30" style:parent-style-name="ListParagraph" style:family="paragraph">
      <style:paragraph-properties fo:text-align="justify" fo:line-height="150%"/>
      <style:text-properties style:font-name="Times New Roman" fo:font-size="12pt" style:font-size-asian="12pt" style:font-size-complex="12pt"/>
    </style:style>
    <style:style style:name="P31" style:parent-style-name="ListParagraph" style:family="paragraph">
      <style:paragraph-properties fo:text-align="justify" fo:line-height="150%"/>
      <style:text-properties style:font-name="Times New Roman" fo:font-size="12pt" style:font-size-asian="12pt" style:font-size-complex="12pt"/>
    </style:style>
    <style:style style:name="P32" style:parent-style-name="ListParagraph" style:family="paragraph">
      <style:paragraph-properties fo:text-align="justify" fo:line-height="150%"/>
      <style:text-properties style:font-name="Times New Roman" fo:font-size="12pt" style:font-size-asian="12pt" style:font-size-complex="12pt"/>
    </style:style>
    <style:style style:name="P33" style:parent-style-name="ListParagraph" style:family="paragraph">
      <style:paragraph-properties fo:text-align="justify" fo:line-height="150%" fo:margin-left="0.75in">
        <style:tab-stops/>
      </style:paragraph-properties>
      <style:text-properties style:font-name="Times New Roman" fo:font-size="12pt" style:font-size-asian="12pt" style:font-size-complex="12pt"/>
    </style:style>
    <style:style style:name="P34"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5" style:parent-style-name="NormalWeb" style:family="paragraph">
      <style:paragraph-properties fo:text-align="justify" fo:margin-top="0in" fo:margin-bottom="0.1666in" fo:line-height="150%" fo:background-color="#FFFFFF"/>
    </style:style>
    <style:style style:name="T36" style:parent-style-name="DefaultParagraphFont" style:family="text">
      <style:text-properties fo:background-color="#FFFFFF"/>
    </style:style>
    <style:style style:name="T37" style:parent-style-name="DefaultParagraphFont" style:family="text">
      <style:text-properties fo:background-color="#FFFFFF"/>
    </style:style>
    <style:style style:name="T38" style:parent-style-name="Hyperlink" style:family="text">
      <style:text-properties style:use-window-font-color="true" fo:background-color="#FFFFFF" style:text-underline-type="none"/>
    </style:style>
    <style:style style:name="T39" style:parent-style-name="DefaultParagraphFont" style:family="text">
      <style:text-properties fo:background-color="#FFFFFF"/>
    </style:style>
    <style:style style:name="T40" style:parent-style-name="DefaultParagraphFont" style:family="text">
      <style:text-properties fo:background-color="#FFFFFF"/>
    </style:style>
    <style:style style:name="T41" style:parent-style-name="DefaultParagraphFont" style:family="text">
      <style:text-properties fo:background-color="#FFFFFF"/>
    </style:style>
    <style:style style:name="T42" style:parent-style-name="DefaultParagraphFont" style:family="text">
      <style:text-properties style:text-position="super 66.6%"/>
    </style:style>
    <style:style style:name="T43" style:parent-style-name="DefaultParagraphFont" style:family="text">
      <style:text-properties fo:letter-spacing="-0.0006in" fo:background-color="#FFFFFF"/>
    </style:style>
    <style:style style:name="T44" style:parent-style-name="DefaultParagraphFont" style:family="text">
      <style:text-properties fo:letter-spacing="-0.0006in" fo:background-color="#FFFFFF"/>
    </style:style>
    <style:style style:name="T45" style:parent-style-name="DefaultParagraphFont" style:family="text">
      <style:text-properties fo:letter-spacing="-0.0006in" fo:background-color="#FFFFFF"/>
    </style:style>
    <style:style style:name="T46" style:parent-style-name="DefaultParagraphFont" style:family="text">
      <style:text-properties fo:color="#333333"/>
    </style:style>
    <style:style style:name="T47" style:parent-style-name="DefaultParagraphFont" style:family="text">
      <style:text-properties fo:color="#333333"/>
    </style:style>
    <style:style style:name="T48" style:parent-style-name="DefaultParagraphFont" style:family="text">
      <style:text-properties fo:color="#333333"/>
    </style:style>
    <style:style style:name="T49" style:parent-style-name="DefaultParagraphFont" style:family="text">
      <style:text-properties fo:color="#333333"/>
    </style:style>
    <style:style style:name="T50" style:parent-style-name="DefaultParagraphFont" style:family="text">
      <style:text-properties fo:color="#333333"/>
    </style:style>
    <style:style style:name="T51" style:parent-style-name="DefaultParagraphFont" style:family="text">
      <style:text-properties fo:color="#333333"/>
    </style:style>
    <style:style style:name="T52" style:parent-style-name="DefaultParagraphFont" style:family="text">
      <style:text-properties fo:color="#333333"/>
    </style:style>
    <style:style style:name="T53" style:parent-style-name="DefaultParagraphFont" style:family="text">
      <style:text-properties fo:color="#333333" fo:background-color="#FFFFFF"/>
    </style:style>
    <style:style style:name="T54" style:parent-style-name="DefaultParagraphFont" style:family="text">
      <style:text-properties fo:color="#333333"/>
    </style:style>
    <style:style style:name="T55" style:parent-style-name="DefaultParagraphFont" style:family="text">
      <style:text-properties fo:color="#333333"/>
    </style:style>
    <style:style style:name="P56" style:parent-style-name="NormalWeb" style:family="paragraph">
      <style:paragraph-properties fo:text-align="justify" fo:margin-top="0in" fo:margin-bottom="0.1666in" fo:line-height="150%" fo:background-color="#FFFFFF"/>
      <style:text-properties fo:font-weight="bold" style:font-weight-asian="bold" style:font-weight-complex="bold" fo:color="#333333"/>
    </style:style>
    <style:style style:name="P57" style:parent-style-name="Normal" style:family="paragraph">
      <style:paragraph-properties fo:text-align="justify" fo:line-height="150%"/>
      <style:text-properties style:font-name="Times New Roman" fo:font-size="12pt" style:font-size-asian="12pt" style:font-size-complex="12pt"/>
    </style:style>
    <style:style style:name="P58" style:parent-style-name="Normal" style:family="paragraph">
      <style:paragraph-properties fo:text-align="justify" fo:line-height="150%"/>
      <style:text-properties style:font-name="Times New Roman" fo:font-size="12pt" style:font-size-asian="12pt" style:font-size-complex="12pt"/>
    </style:style>
    <style:style style:name="P59" style:parent-style-name="NormalWeb" style:family="paragraph">
      <style:paragraph-properties fo:text-align="justify" fo:margin-top="0.1152in" fo:margin-bottom="0.1152in" fo:line-height="150%" fo:background-color="#FFFFFF"/>
    </style:style>
    <style:style style:name="P60" style:parent-style-name="NormalWeb" style:family="paragraph">
      <style:paragraph-properties fo:text-align="justify" fo:margin-top="0.1152in" fo:margin-bottom="0.1152in" fo:line-height="150%" fo:background-color="#FFFFFF"/>
    </style:style>
    <style:style style:name="P61" style:parent-style-name="NormalWeb" style:family="paragraph">
      <style:paragraph-properties fo:text-align="justify" fo:margin-top="0.1152in" fo:margin-bottom="0.1152in" fo:line-height="150%" fo:background-color="#FFFFFF"/>
    </style:style>
    <style:style style:name="P62" style:parent-style-name="NormalWeb" style:family="paragraph">
      <style:paragraph-properties fo:text-align="justify" fo:margin-top="0.1152in" fo:margin-bottom="0.1152in" fo:line-height="150%" fo:background-color="#FFFFFF"/>
    </style:style>
    <style:style style:name="P63" style:parent-style-name="NormalWeb" style:family="paragraph">
      <style:paragraph-properties fo:text-align="justify" fo:margin-top="0.1152in" fo:margin-bottom="0.1152in" fo:line-height="150%" fo:background-color="#FFFFFF"/>
    </style:style>
    <style:style style:name="P64" style:parent-style-name="Normal" style:family="paragraph">
      <style:paragraph-properties style:text-autospace="none" style:vertical-align="auto" fo:margin-bottom="0in"/>
      <style:text-properties style:font-name="Times New Roman" fo:font-size="12pt" style:font-size-asian="12pt" style:font-size-complex="12pt" fo:hyphenate="true"/>
    </style:style>
    <style:style style:name="P65" style:parent-style-name="NormalWeb" style:family="paragraph">
      <style:paragraph-properties fo:text-align="justify" fo:margin-top="0.1152in" fo:margin-bottom="0.1152in" fo:line-height="150%" fo:background-color="#FFFFFF"/>
    </style:style>
    <style:style style:name="P66" style:parent-style-name="NormalWeb" style:family="paragraph">
      <style:paragraph-properties fo:text-align="justify" fo:margin-top="0.1152in" fo:margin-bottom="0.1152in" fo:line-height="150%" fo:background-color="#FFFFFF"/>
    </style:style>
    <style:style style:name="T67" style:parent-style-name="DefaultParagraphFont" style:family="text">
      <style:text-properties fo:color="#333333" fo:background-color="#FFFFFF"/>
    </style:style>
    <style:style style:name="T68" style:parent-style-name="Hyperlink" style:family="text">
      <style:text-properties fo:background-color="#FFFFFF"/>
    </style:style>
    <style:style style:name="T69" style:parent-style-name="mixed-citation" style:family="text">
      <style:text-properties fo:background-color="#FFFFFF"/>
    </style:style>
    <style:style style:name="P70" style:parent-style-name="NormalWeb" style:family="paragraph">
      <style:paragraph-properties fo:text-align="justify" fo:margin-top="0.1152in" fo:margin-bottom="0.1152in" fo:line-height="150%" fo:background-color="#FFFFFF"/>
    </style:style>
    <style:style style:name="P71" style:parent-style-name="NormalWeb" style:family="paragraph">
      <style:paragraph-properties fo:margin-top="0.1152in" fo:margin-bottom="0.1152in" fo:line-height="150%" fo:background-color="#FFFFFF"/>
    </style:style>
    <style:style style:name="P72" style:parent-style-name="NormalWeb" style:family="paragraph">
      <style:paragraph-properties fo:margin-top="0.1152in" fo:margin-bottom="0.1152in" fo:line-height="150%" fo:background-color="#FFFFFF"/>
    </style:style>
    <style:style style:name="P73" style:parent-style-name="Heading2" style:family="paragraph">
      <style:paragraph-properties fo:text-align="justify" fo:margin-top="0in" fo:line-height="150%" fo:background-color="#FFFFFF"/>
    </style:style>
    <style:style style:name="T74" style:parent-style-name="DefaultParagraphFont" style:family="text">
      <style:text-properties style:font-name="Times New Roman" fo:color="#333333" fo:font-size="12pt" style:font-size-asian="12pt" style:font-size-complex="12pt" fo:background-color="#FFFFFF"/>
    </style:style>
    <style:style style:name="T75" style:parent-style-name="Hyperlink" style:family="text">
      <style:text-properties style:font-name="Times New Roman" fo:font-weight="bold" style:font-weight-asian="bold" style:font-weight-complex="bold" fo:color="#003355" fo:font-size="12pt" style:font-size-asian="12pt" style:font-size-complex="12pt" style:text-underline-type="none"/>
    </style:style>
    <style:style style:name="T76" style:parent-style-name="DefaultParagraphFont" style:family="text">
      <style:text-properties style:font-name="Times New Roman" fo:color="#FF5500" fo:font-size="12pt" style:font-size-asian="12pt" style:font-size-complex="12pt"/>
    </style:style>
    <style:style style:name="T77" style:parent-style-name="DefaultParagraphFont" style:family="text">
      <style:text-properties style:font-name="Times New Roman" style:use-window-font-color="true" fo:font-size="12pt" style:font-size-asian="12pt" style:font-size-complex="12pt"/>
    </style:style>
    <style:style style:name="T78" style:parent-style-name="Hyperlink" style:family="text">
      <style:text-properties style:font-name="Times New Roman" fo:font-size="12pt" style:font-size-asian="12pt" style:font-size-complex="12pt"/>
    </style:style>
    <style:style style:name="P79" style:parent-style-name="Normal" style:family="paragraph">
      <style:text-properties style:font-name="Times New Roman" fo:font-size="12pt" style:font-size-asian="12pt" style:font-size-complex="12pt"/>
    </style:style>
    <style:style style:name="P80" style:parent-style-name="NormalWeb" style:family="paragraph">
      <style:paragraph-properties fo:text-align="justify" fo:margin-top="0.1152in" fo:margin-bottom="0.1152in" fo:line-height="150%" fo:background-color="#FFFFFF"/>
    </style:style>
    <style:style style:name="P81" style:parent-style-name="NormalWeb" style:family="paragraph">
      <style:paragraph-properties fo:text-align="justify" fo:margin-top="0.1152in" fo:margin-bottom="0.1152in" fo:line-height="150%" fo:background-color="#FFFFFF"/>
    </style:style>
    <style:style style:name="T82" style:parent-style-name="mixed-citation" style:family="text">
      <style:text-properties fo:background-color="#FFFFFF"/>
    </style:style>
    <style:style style:name="T83" style:parent-style-name="ref-journal" style:family="text">
      <style:text-properties fo:background-color="#FFFFFF"/>
    </style:style>
    <style:style style:name="T84" style:parent-style-name="ref-journal" style:family="text">
      <style:text-properties fo:background-color="#FFFFFF"/>
    </style:style>
    <style:style style:name="T85" style:parent-style-name="mixed-citation" style:family="text">
      <style:text-properties fo:background-color="#FFFFFF"/>
    </style:style>
    <style:style style:name="T86" style:parent-style-name="mixed-citation" style:family="text">
      <style:text-properties fo:background-color="#FFFFFF" fo:language="fr" fo:country="FR"/>
    </style:style>
    <style:style style:name="T87" style:parent-style-name="Hyperlink" style:family="text">
      <style:text-properties fo:background-color="#FFFFFF" fo:language="fr" fo:country="FR"/>
    </style:style>
    <style:style style:name="P88" style:parent-style-name="Normal" style:family="paragraph">
      <style:paragraph-properties fo:text-align="justify" fo:margin-bottom="0in" fo:line-height="150%" fo:background-color="#FFFFFF"/>
      <style:text-properties style:font-name="Times New Roman" style:font-name-asian="Times New Roman" fo:font-weight="bold" style:font-weight-asian="bold" style:font-weight-complex="bold" fo:font-size="12pt" style:font-size-asian="12pt" style:font-size-complex="12pt" fo:language="fr" fo:country="FR" fo:hyphenate="true"/>
    </style:style>
    <style:style style:name="P89" style:parent-style-name="Normal" style:family="paragraph">
      <style:paragraph-properties fo:text-align="justify" fo:margin-bottom="0in" fo:line-height="150%" fo:background-color="#FFFFFF"/>
      <style:text-properties fo:hyphenate="true"/>
    </style:style>
    <style:style style:name="T90"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91" style:parent-style-name="DefaultParagraphFont" style:family="text">
      <style:text-properties style:font-name="Times New Roman" style:font-name-asian="Times New Roman" fo:font-size="12pt" style:font-size-asian="12pt" style:font-size-complex="12pt"/>
    </style:style>
    <style:style style:name="P92" style:parent-style-name="NormalWeb" style:family="paragraph">
      <style:paragraph-properties fo:text-align="justify" fo:margin-top="0.1152in" fo:margin-bottom="0.1152in" fo:line-height="150%" fo:background-color="#FFFFFF"/>
    </style:style>
    <style:style style:name="T93" style:parent-style-name="Hyperlink" style:family="text">
      <style:text-properties fo:background-color="#FFFFFF"/>
    </style:style>
    <style:style style:name="T94" style:parent-style-name="Hyperlink" style:family="text">
      <style:text-properties fo:background-color="#FFFFFF"/>
    </style:style>
    <style:style style:name="P95" style:parent-style-name="NormalWeb" style:family="paragraph">
      <style:paragraph-properties fo:text-align="justify" fo:margin-top="0.1152in" fo:margin-bottom="0.1152in" fo:line-height="150%" fo:background-color="#FFFFFF"/>
    </style:style>
    <style:style style:name="P96" style:parent-style-name="NormalWeb" style:family="paragraph">
      <style:paragraph-properties fo:text-align="justify" fo:margin-top="0.1152in" fo:margin-bottom="0.1152in" fo:line-height="150%" fo:background-color="#FFFFFF"/>
      <style:text-properties fo:font-weight="bold" style:font-weight-asian="bold" style:font-weight-complex="bold"/>
    </style:style>
    <style:style style:name="P97" style:parent-style-name="Normal" style:family="paragraph">
      <style:paragraph-properties fo:text-align="justify" fo:line-height="150%"/>
    </style:style>
    <style:style style:name="T98" style:parent-style-name="DefaultParagraphFont" style:family="text">
      <style:text-properties style:font-name="Times New Roman" fo:font-weight="bold" style:font-weight-asian="bold" style:font-weight-complex="bold" fo:font-size="12pt" style:font-size-asian="12pt" style:font-size-complex="12pt"/>
    </style:style>
    <style:style style:name="T99" style:parent-style-name="DefaultParagraphFont" style:family="text">
      <style:text-properties style:font-name="Times New Roman" fo:font-size="12pt" style:font-size-asian="12pt" style:font-size-complex="12pt"/>
    </style:style>
    <style:style style:name="T100" style:parent-style-name="DefaultParagraphFont" style:family="text">
      <style:text-properties style:font-name="Times New Roman" fo:color="#222222" fo:font-size="12pt" style:font-size-asian="12pt" style:font-size-complex="12pt" fo:background-color="#FFFFFF"/>
    </style:style>
    <style:style style:name="P101" style:parent-style-name="Normal" style:family="paragraph">
      <style:paragraph-properties fo:text-align="justify" fo:line-height="150%"/>
    </style:style>
    <style:style style:name="T102" style:parent-style-name="DefaultParagraphFont" style:family="text">
      <style:text-properties style:font-name="Times New Roman" fo:font-weight="bold" style:font-weight-asian="bold" style:font-weight-complex="bold" fo:font-size="12pt" style:font-size-asian="12pt" style:font-size-complex="12pt"/>
    </style:style>
    <style:style style:name="T103" style:parent-style-name="DefaultParagraphFont" style:family="text">
      <style:text-properties style:font-name="Times New Roman" fo:font-size="12pt" style:font-size-asian="12pt" style:font-size-complex="12pt"/>
    </style:style>
    <style:style style:name="P104" style:parent-style-name="Normal" style:family="paragraph">
      <style:paragraph-properties fo:text-align="justify" fo:line-height="150%"/>
    </style:style>
    <style:style style:name="T105" style:parent-style-name="mixed-citation" style:family="text">
      <style:text-properties style:font-name="Times New Roman" fo:font-weight="bold" style:font-weight-asian="bold" style:font-weight-complex="bold" fo:font-size="12pt" style:font-size-asian="12pt" style:font-size-complex="12pt" fo:background-color="#FFFFFF"/>
    </style:style>
    <style:style style:name="T106" style:parent-style-name="mixed-citation" style:family="text">
      <style:text-properties style:font-name="Times New Roman" fo:font-size="12pt" style:font-size-asian="12pt" style:font-size-complex="12pt" fo:background-color="#FFFFFF"/>
    </style:style>
    <style:style style:name="P107" style:parent-style-name="Normal" style:family="paragraph">
      <style:paragraph-properties fo:text-align="justify" fo:line-height="150%"/>
    </style:style>
    <style:style style:name="T108" style:parent-style-name="DefaultParagraphFont" style:family="text">
      <style:text-properties style:font-name="Times New Roman" fo:font-weight="bold" style:font-weight-asian="bold" style:font-weight-complex="bold" fo:font-size="12pt" style:font-size-asian="12pt" style:font-size-complex="12pt"/>
    </style:style>
    <style:style style:name="T109" style:parent-style-name="DefaultParagraphFont" style:family="text">
      <style:text-properties style:font-name="Times New Roman" fo:font-size="12pt" style:font-size-asian="12pt" style:font-size-complex="12pt"/>
    </style:style>
    <style:style style:name="P110" style:parent-style-name="Normal" style:family="paragraph">
      <style:paragraph-properties fo:text-align="justify" fo:line-height="150%"/>
    </style:style>
    <style:style style:name="T111" style:parent-style-name="DefaultParagraphFont" style:family="text">
      <style:text-properties style:font-name="Times New Roman" fo:font-weight="bold" style:font-weight-asian="bold" style:font-weight-complex="bold" fo:color="#333333" fo:font-size="12pt" style:font-size-asian="12pt" style:font-size-complex="12pt" fo:background-color="#FFFFFF"/>
    </style:style>
    <style:style style:name="T112" style:parent-style-name="DefaultParagraphFont" style:family="text">
      <style:text-properties style:font-name="Times New Roman" fo:color="#333333" fo:font-size="12pt" style:font-size-asian="12pt" style:font-size-complex="12pt" fo:background-color="#FFFFFF"/>
    </style:style>
    <style:style style:name="P113" style:parent-style-name="Normal" style:family="paragraph">
      <style:paragraph-properties fo:text-align="justify" fo:line-height="150%"/>
    </style:style>
    <style:style style:name="T114" style:parent-style-name="DefaultParagraphFont" style:family="text">
      <style:text-properties style:font-name="Times New Roman" fo:font-weight="bold" style:font-weight-asian="bold" style:font-weight-complex="bold" fo:color="#333333" fo:font-size="12pt" style:font-size-asian="12pt" style:font-size-complex="12pt" fo:background-color="#FFFFFF"/>
    </style:style>
    <style:style style:name="T115" style:parent-style-name="DefaultParagraphFont" style:family="text">
      <style:text-properties style:font-name="Times New Roman" fo:color="#333333" fo:font-size="12pt" style:font-size-asian="12pt" style:font-size-complex="12pt" fo:background-color="#FFFFFF"/>
    </style:style>
    <style:style style:name="P116" style:parent-style-name="Normal" style:family="paragraph">
      <style:paragraph-properties fo:text-align="justify" fo:line-height="150%"/>
    </style:style>
    <style:style style:name="T117"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18" style:parent-style-name="DefaultParagraphFont" style:family="text">
      <style:text-properties style:font-name="Times New Roman" fo:font-style="italic" style:font-style-asian="italic" style:font-style-complex="italic" fo:font-size="12pt" style:font-size-asian="12pt" style:font-size-complex="12pt"/>
    </style:style>
    <style:style style:name="T119" style:parent-style-name="DefaultParagraphFont" style:family="text">
      <style:text-properties style:font-name="Times New Roman" fo:font-style="italic" style:font-style-asian="italic" style:font-style-complex="italic" fo:font-size="12pt" style:font-size-asian="12pt" style:font-size-complex="12pt"/>
    </style:style>
    <style:style style:name="P120" style:parent-style-name="Normal" style:family="paragraph">
      <style:paragraph-properties fo:text-align="justify" fo:line-height="150%"/>
    </style:style>
    <style:style style:name="T121"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22" style:parent-style-name="DefaultParagraphFont" style:family="text">
      <style:text-properties style:font-name="Times New Roman" fo:font-style="italic" style:font-style-asian="italic" style:font-style-complex="italic" fo:font-size="12pt" style:font-size-asian="12pt" style:font-size-complex="12pt"/>
    </style:style>
    <style:style style:name="P123" style:parent-style-name="Normal" style:family="paragraph">
      <style:paragraph-properties fo:text-align="justify" fo:line-height="150%"/>
    </style:style>
    <style:style style:name="T124"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25" style:parent-style-name="DefaultParagraphFont" style:family="text">
      <style:text-properties style:font-name="Times New Roman" fo:font-style="italic" style:font-style-asian="italic" style:font-style-complex="italic" fo:font-size="12pt" style:font-size-asian="12pt" style:font-size-complex="12pt"/>
    </style:style>
    <style:style style:name="P126" style:parent-style-name="Normal" style:family="paragraph">
      <style:paragraph-properties fo:text-align="justify" fo:line-height="150%"/>
    </style:style>
    <style:style style:name="T127"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28" style:parent-style-name="DefaultParagraphFont" style:family="text">
      <style:text-properties style:font-name="Times New Roman" fo:font-style="italic" style:font-style-asian="italic" style:font-style-complex="italic" fo:font-size="12pt" style:font-size-asian="12pt" style:font-size-complex="12pt"/>
    </style:style>
    <style:style style:name="P129" style:parent-style-name="Normal" style:family="paragraph">
      <style:paragraph-properties fo:text-align="justify" fo:line-height="150%"/>
    </style:style>
    <style:style style:name="T130"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31" style:parent-style-name="DefaultParagraphFont" style:family="text">
      <style:text-properties style:font-name="Times New Roman" fo:font-style="italic" style:font-style-asian="italic" style:font-style-complex="italic" fo:font-size="12pt" style:font-size-asian="12pt" style:font-size-complex="12pt"/>
    </style:style>
    <style:style style:name="P132" style:parent-style-name="Normal" style:family="paragraph">
      <style:paragraph-properties fo:text-align="justify" fo:line-height="150%"/>
    </style:style>
    <style:style style:name="T133" style:parent-style-name="DefaultParagraphFont" style:family="text">
      <style:text-properties style:font-name="Times New Roman" fo:font-weight="bold" style:font-weight-asian="bold" style:font-weight-complex="bold" fo:color="#333333" fo:font-size="12pt" style:font-size-asian="12pt" style:font-size-complex="12pt" fo:background-color="#FFFFFF"/>
    </style:style>
    <style:style style:name="T134" style:parent-style-name="DefaultParagraphFont" style:family="text">
      <style:text-properties style:font-name="Times New Roman" fo:color="#333333" fo:font-size="12pt" style:font-size-asian="12pt" style:font-size-complex="12pt" fo:background-color="#FFFFFF"/>
    </style:style>
    <style:style style:name="T135" style:parent-style-name="DefaultParagraphFont" style:family="text">
      <style:text-properties style:font-name="Times New Roman" fo:color="#333333" fo:font-size="12pt" style:font-size-asian="12pt" style:font-size-complex="12pt" fo:background-color="#FFFFFF"/>
    </style:style>
  </office:automatic-styles>
  <office:body>
    <office:text text:use-soft-page-breaks="true">
      <text:p text:style-name="P1">Background</text:p>
      <text:p text:style-name="P2">First and foremost, the Information and Communication Technology, commonly known ICT is developing very fast. And this fast development is immensely contributing to social as well as economic life of the world. As we learn<text:s/>from the essentials (September 2001), ICT as basically information-handling tools - a varied set of goods, applications and services that are used to produce, store, process, distribute and exchange information. In numbers of organizations the<text:s/><text:span text:style-name="T3">web applicat</text:span><text:span text:style-name="T4">ion, under ICT departmentalization, has played a great role not only in storing and processing information related to the organization, but also in helping the manager to conduct business-oriented activities.</text:span></text:p>
      <text:p text:style-name="P5">However, not all organizations in the world have been using websites as an automated based solution to conduct their activities. some are still using traditional methods and do not see yet the importance of moving to automated based solution. Some system users have been accustomed to their way of doing<text:s/>things. The most affected in this context are not the system users, but both, the organization and clients. The organization is affected in the sense that, by being blocked from discovering and implementing new technologies, it remains closed to innovations. The client is affected in the sense that they may want to access the information about the organization wherever they are and whenever they want, but they will not be unable to.</text:p>
      <text:p text:style-name="P6">Problem statement</text:p>
      <text:p text:style-name="P7"><text:span text:style-name="T8">Bis orate qui bene cantate</text:span><text:span text:style-name="T9"><text:s/>is a new PROJECT in Kenya tha</text:span><text:span text:style-name="T10">t is offering sponsorship to choirs for audio-recordings. The project started in March 2020. <text:s/>Being a new project, and lacking an automated based solution, the coordinator of the project has been going through challenges to organize all necessary informati</text:span><text:span text:style-name="T11">on about the sponsorship and make the sponsorship universally accessible and useful (Jones, 2007). <text:s/>In order to get sponsors for choirs, the coordinator of the project had to make a poster and share it on WhatsApp. As any other message on WhatsApp have les</text:span><text:span text:style-name="T12">s chances to be trusted, some choirs received the message; but they doubted its accuracy and so lost the chance of sponsorship. Other choirs took initiative by inquiring further about the sponsorship by calling the phone number found on the poster. Respond</text:span><text:span text:style-name="T13">ing to all the calls of the choirs that wanted to be sponsored caused the disruption of other programs of the coordinator of the project.</text:span></text:p>
      <text:p text:style-name="P14"/>
      <text:p text:style-name="P15"><text:s/>According to Ralph Waldo Emerson, there is always a best way of doing everything. Based on challenges underlined, we<text:s/>do find that <text:s/>the <text:s/>solution to the problem is to come up with an automated based system through the creation of a<text:s/>web application. Our belief is that, with this web application, all necessary information about the sponsorship will be made universally accessible and useful to whoever in need of it.</text:p>
      <text:p text:style-name="P16">The system will also simplify the process of acquiring information as well as managing the sponsors. They will no longer spend long hours on phone explaining much about the sponsorships. The system will provide a<text:s/>possibility of an automated interaction with the customers (choirs).</text:p>
      <text:p text:style-name="P17">1.3. Objectives</text:p>
      <text:p text:style-name="P18">1.3.1. General objective</text:p>
      <text:p text:style-name="P19"><text:span text:style-name="T20">Generally speaking, the system we are intending to work on, aims at solving a double-faced problem. First, to all the choirs, this web<text:s/></text:span><text:span text:style-name="T21">application will not only increase chances of understanding and applying for the<text:s/></text:span><text:span text:style-name="T22">Cantare</text:span><text:span text:style-name="T23"><text:s/>Sponsorship, but also reduce <text:s/>time consumption. Lastly, to the manager of the<text:s/></text:span><text:span text:style-name="T24">Cantare</text:span><text:span text:style-name="T25"><text:s/>Sponsorship, the website will allow for easier coordination.</text:span></text:p>
      <text:p text:style-name="P26">1.3.2. Specific objectives</text:p>
      <text:p text:style-name="P27"><text:s/>All specific objectives for this system will help us :<text:s/></text:p>
      <text:list text:style-name="LFO1" text:continue-numbering="true">
        <text:list-item>
          <text:p text:style-name="P28"><text:bookmark-start text:name="_Hlk53065143"/>To investigate challenges non-profit businesses face.</text:p>
        </text:list-item>
        <text:list-item>
          <text:p text:style-name="P29">To have a look at some online related application systems, appreciate what they have done and overcome their limitations.</text:p>
        </text:list-item>
        <text:list-item>
          <text:p text:style-name="P30">To design a<text:s/>system that will be able to provide choirs with <text:s/>easy access to the Cantare Sponsorship application.</text:p>
        </text:list-item>
        <text:list-item>
          <text:p text:style-name="P31">To develop the designed system so as to achieve the general objectives</text:p>
        </text:list-item>
        <text:list-item>
          <text:p text:style-name="P32">To test and possibly implement the system once developed.<text:s/></text:p>
        </text:list-item>
      </text:list>
      <text:p text:style-name="P33"/>
      <text:p text:style-name="P34"><text:bookmark-end text:name="_Hlk53065143"/>1.5. Justification<text:s/></text:p>
      <text:p text:style-name="P35"><text:span text:style-name="T36">Sinc</text:span><text:span text:style-name="T37">e the beginning of time, when early man was first learning to </text:span><text:a xlink:href="https://letterjacketenvelopes.com/top-ways-improve-customer-communications/" office:target-frame-name="_top" xlink:show="replace"><text:span text:style-name="T38">communicate</text:span></text:a><text:span text:style-name="T39"> with written symbols, it became necessary to share some messages and also protect other m</text:span><text:span text:style-name="T40">essages from the eyes of those who weren’t meant to see them.  A way was needed to deliver the message safely to the intended recipients (LetterJacket, September 2017). In this context, envelops came to be and were significantly used. A big challenge as fa</text:span><text:span text:style-name="T41">r as this letter-sent communication is concerned, one letter indents one person.<text:s/></text:span>Hence, difficulties could arise whenever there was a need of communicating one message to millions of people. According to Elliton D, a problem is a chance for you to do your<text:s/>best. The problem rose and the solution was found. From the 19<text:span text:style-name="T42">th</text:span><text:s/>century<text:span text:style-name="T43"><text:s/>started the emergence of <text:s/>the digital era and soon after, the world started speaking of social media which allowed for the <text:s/>availing <text:s/>information to everyone and everywhere in the wor</text:span><text:span text:style-name="T44">ld. With this revolution, life style especially in business spheres started improving. A number</text:span><text:span text:style-name="T45"><text:s/>of platforms were developed so as to facilitate quick and simple communication. In this line,<text:s/></text:span>Peggy Barker (2002) wrote that many job functions can be easily performed when access to needed information<text:s/>resources and telecommunication services are provided. The presence of websites with objectives like<text:s/><text:span text:style-name="T46">increasing sales with</text:span><text:span text:style-name="T47"><text:s/>well-organized content, b</text:span><text:span text:style-name="T48">ecoming an authoritative resource with p</text:span><text:span text:style-name="T49">roviding quality content,</text:span><text:span text:style-name="T50"><text:s/>regularly adding new information as well as establishing trust, improving</text:span><text:span text:style-name="T51"><text:s/>interaction with existing and potential customers with<text:s/></text:span><text:span text:style-name="T52">online support (live chat) etc., (</text:span><text:span text:style-name="T53">Craig de Fasselle</text:span><text:span text:style-name="T54">), has really been of great value to increase awareness of the target busin</text:span><text:span text:style-name="T55">ess. In this light, we are intending to work on the web application that will increase not only awareness but also credibility of the Cantare Sponsorship.<text:s/></text:span></text:p>
      <text:p text:style-name="P56">1.6. Scope and limitations</text:p>
      <text:p text:style-name="P57">As mentioned earlier in the general objectives, this web application will<text:s/>facilitate easy access to the customers (choirs) for application of the Cantare Sponsorship. It will simplify coordination of activities by the board of Cantare Sponsorship. Having this in mind, the main users of this website will be, <text:s/>the manager of the<text:s/>Cantare Sponsorship, the staff members and the customers who will be the choirs. Using the system, the manager will be able to get reports generated by the system when needed. The customer, from their end, will be capable of getting all information needed<text:s/>and so apply online for the Cantare Sponsorship. Concerning security matters, crucial data such as accessing the budget-flow as well as reports generated after every six months, will be only be allowed to the manager. All conversations between customer and<text:s/>the customer care service will not be exposed to the public.</text:p>
      <text:p text:style-name="P58">After the implementation of the system, expecting that everything runs perfectly, one of the limitations will be directly noticed by the user. This will be noted at the chat box. Using a bit of<text:s/>Frequently Asked Questions, the system will be able to respond only to questions whose response will be available in the database.</text:p>
      <text:p text:style-name="P59"/>
      <text:p text:style-name="P60">REFERENCES</text:p>
      <text:p text:style-name="P61">Barker P. (2002). Information Technologies. In Don A. Olson and DeRuyter F (Ed.), Clinician’s <text:s/>Guide to Assistive<text:s/>Technology. DOI.</text:p>
      <text:p text:style-name="P62"/>
      <text:p text:style-name="P63">Michael T. Jones (2007). Google’s Geospatial Organizing Principle. In Theresa-Marie R. (Ed), Visualization Viewpoints. Published by the IEEE Computer Society.</text:p>
      <text:p text:style-name="P64">Essentials,<text:s/>Synthesis of Lessons Learned. Evaluation Office.No. 5<text:s/>September 2001</text:p>
      <text:p text:style-name="P65"/>
      <text:p text:style-name="P66"><text:span text:style-name="T67">Duke Ellington Quotes (n.d.). BrainyQuote.com. Retrieved October 8, 2020, from BrainyQuote.com Web site:<text:s/></text:span><text:a xlink:href="https://www.brainyquote.com/quotes/duke_ellington_103831" office:target-frame-name="_top" xlink:show="replace"><text:span text:style-name="T68">https://www.brainyquote.com/quotes/duke_ellington_103831</text:span></text:a><text:span text:style-name="T69"><text:s/></text:span></text:p>
      <text:p text:style-name="P70"/>
      <text:p text:style-name="P71">Ralph Waldo Emerson Quote (n.d). Picture Quote.com available at<text:s/><text:a xlink:href="http://www.picturequotes.com/there-is-always-a-best-way-of-doing-everything-quote-481852" office:target-frame-name="_top" xlink:show="replace"><text:span text:style-name="Hyperlink">http://www.picturequotes.com/there-is-always-a-best-way-of-doing-everything-quote-481852</text:span></text:a></text:p>
      <text:p text:style-name="P72"/>
      <text:h text:style-name="P73" text:outline-level="2"><text:span text:style-name="T74">Craig de Fasselle,<text:s/></text:span><text:a xlink:href="https://www.blitzcreative.com/blog/2014/05/setting-successful-website-goals/" office:target-frame-name="_top" xlink:show="replace"><text:span text:style-name="T75">Setting Successful Website Goals &amp; Objectives</text:span></text:a><text:span text:style-name="T76"><text:s/></text:span><text:span text:style-name="T77">available at<text:s/></text:span><text:a xlink:href="https://www.blitzcreative.com/blog/2014/05/setting-successful-website-goals/" office:target-frame-name="_top" xlink:show="replace"><text:span text:style-name="T78">https://www.blitzcreative.com/blog/2014/05/setting-successful-website-goals/</text:span></text:a></text:h>
      <text:p text:style-name="P79"/>
      <text:p text:style-name="P80"/>
      <text:p text:style-name="P81"><text:span text:style-name="T82">Working Paper. (December 2003). United Nations ICT Task Force </text:span><text:span text:style-name="T83">Tools for Development: Using Information and Communications Technology to Achieve the Millennium Develo</text:span><text:span text:style-name="T84">pment Goals</text:span><text:span text:style-name="T85">.<text:s/></text:span><text:span text:style-name="T86">Available at </text:span><text:a xlink:href="http://www.itu.int/wsis/stocktaking/docs/activities/1103056110/ICTMDGFinal.pdf" office:target-frame-name="_top" xlink:show="replace"><text:span text:style-name="T87">http://www.itu.int/wsis/stocktaking/docs/activities/1103056110/ICTMDGFinal.pdf</text:span></text:a></text:p>
      <text:p text:style-name="P88"/>
      <text:p text:style-name="P89"><text:span text:style-name="T90">Custom-Printed Envelopes<text:s/></text:span><text:span text:style-name="T91">Made in the United States and available at<text:s/></text:span></text:p>
      <text:p text:style-name="P92"><text:a xlink:href="https://letterjacketenvelopes.com/called-envelopes/" office:target-frame-name="_top" xlink:show="replace"><text:span text:style-name="T93">https://letterjacketenvelopes.com/call</text:span><text:span text:style-name="T94">ed-envelopes/</text:span></text:a></text:p>
      <text:p text:style-name="P95"/>
      <text:p text:style-name="P96">DEFINITION OF TERMS</text:p>
      <text:p text:style-name="P97"><text:span text:style-name="T98">IEEE</text:span><text:span text:style-name="T99">:<text:s/></text:span><text:span text:style-name="T100">Institute of Electrical and Electronics Engineers.</text:span></text:p>
      <text:p text:style-name="P101"><text:span text:style-name="T102">DOI</text:span><text:span text:style-name="T103">: Digital Object Identifier</text:span></text:p>
      <text:p text:style-name="P104"><text:span text:style-name="T105">ICT</text:span><text:span text:style-name="T106">: Information and Communications Technology</text:span></text:p>
      <text:p text:style-name="P107"><text:span text:style-name="T108">UNDP</text:span><text:span text:style-name="T109">: United Nations Development Program</text:span></text:p>
      <text:p text:style-name="P110"><text:span text:style-name="T111">(n.d.):</text:span><text:span text:style-name="T112"><text:s/>Note Date</text:span></text:p>
      <text:p text:style-name="P113"><text:span text:style-name="T114">(Ed):</text:span><text:span text:style-name="T115"><text:s/>Editor</text:span></text:p>
      <text:p text:style-name="P116"><text:span text:style-name="T117">Bis</text:span><text:span text:style-name="T118"><text:s/>:<text:s/></text:span><text:span text:style-name="T119">Latin word which means Twice</text:span></text:p>
      <text:p text:style-name="P120"><text:span text:style-name="T121">Orate</text:span><text:span text:style-name="T122">: Latin word from the verb Orare which means to pray</text:span></text:p>
      <text:p text:style-name="P123"><text:span text:style-name="T124">Qui</text:span><text:span text:style-name="T125">: Latin word which means Who</text:span></text:p>
      <text:p text:style-name="P126"><text:span text:style-name="T127">Bene</text:span><text:span text:style-name="T128">: Latin word. This is the equivalent of the adjective well.</text:span></text:p>
      <text:p text:style-name="P129"><text:span text:style-name="T130">Cantate</text:span><text:span text:style-name="T131">: From a latin verb cantare which means to sing</text:span></text:p>
      <text:p text:style-name="P132"><text:span text:style-name="T133">Cantare</text:span><text:span text:style-name="T134">: a word wo</text:span><text:span text:style-name="T135">rk which means to s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p" style:display-name="p" style:family="paragraph" style:parent-style-name="Normal">
      <style:paragraph-properties fo:margin-top="0.0694in" fo:margin-bottom="0.0694in"/>
      <style:text-properties style:font-name="Times New Roman" style:font-name-asian="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hyphenate="false"/>
    </style:style>
    <style:style style:name="mixed-citation" style:display-name="mixed-citation" style:family="text" style:parent-style-name="DefaultParagraphFont"/>
    <style:style style:name="ref-journal" style:display-name="ref-journal" style:family="text" style:parent-style-name="DefaultParagraphFont"/>
    <style:style style:name="FootnoteText" style:display-name="Footnote Text" style:family="paragraph" style:parent-style-name="Normal">
      <style:paragraph-properties fo:margin-bottom="0in"/>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Default" style:display-name="Default" style:family="paragraph">
      <style:paragraph-properties style:text-autospace="none" fo:margin-bottom="0in"/>
      <style:text-properties style:font-name="Verdana" style:font-name-complex="Verdana" fo:color="#000000"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style:style>
    <style:style style:name="uabb-infobox-title" style:display-name="uabb-infobox-title"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SONGO KATHEMBO</meta:initial-creator>
    <dc:creator>TSONGO KATHEMBO</dc:creator>
    <meta:creation-date>2020-10-12T19:30:00Z</meta:creation-date>
    <dc:date>2020-10-12T19:31:00Z</dc:date>
    <meta:template xlink:href="Normal" xlink:type="simple"/>
    <meta:editing-cycles>2</meta:editing-cycles>
    <meta:editing-duration>PT120S</meta:editing-duration>
    <meta:document-statistic meta:page-count="5" meta:paragraph-count="19" meta:word-count="1427" meta:character-count="9542" meta:row-count="67" meta:non-whitespace-character-count="8134"/>
  </office:meta>
</office:document-meta>
</file>